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paragraph-properties fo:margin-top="0cm" fo:margin-bottom="0.353cm" loext:contextual-spacing="false" fo:line-height="115%" fo:text-align="justify" style:justify-single-word="false" fo:break-before="auto" fo:break-after="auto" style:writing-mode="lr-tb"/>
      <style:text-properties style:text-position="super 58%"/>
    </style:style>
    <style:style style:name="P4" style:family="paragraph" style:parent-style-name="Title" style:master-page-name="Standard">
      <style:paragraph-properties fo:line-height="115%" fo:text-align="justify" style:justify-single-word="false" style:page-number="auto" fo:break-before="auto" fo:break-after="auto" style:writing-mode="lr-tb"/>
    </style:style>
    <style:style style:name="P5"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T1" style:family="text">
      <style:text-properties style:text-position="super 58%"/>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b7m01z951ovb"/>CMC Zdobywają Swoje Znaczki</text:p>
      <text:p text:style-name="P1"><text:bookmark text:name="h.4vfno0ymho9s"/>Akwarystyka Słodkowodna</text:p>
      <text:p text:style-name="P2">Rybki akwariowe to popularne zwierzęta domowe, jednak niewiele osób wie, jak w prawidłowy sposób o nie dbać. Często też są one uważane za nudnych pupili, ponieważ nie można się z nimi bawić i ogólnie nie są zbyt kontaktowe. Ja jednak uważam inaczej, a akwarystyką zajmuję się już od 12 lat. Podwodny świat jest bowiem na swój sposób fascynujący, choć oczywiście w inny sposób od psa czy kota. Już same ryby, choć nie mówią, to przejawiają wiele ciekawych zachowań, a przecież na tej gromadzie świat się nie kończy. W akwariach słodkowodnych trzyma się też krewetki, raki, ślimaki, przekopnice, żaby i traszki. Tworzenie aranżacji przy pomocy drewna, skał i roślin urosło już do rangi sztuki. Dlatego pozwólcie, że zabiorę was w podróż do świata rzek, jezior i strumieni.</text:p>
      <text:h text:style-name="P5" text:outline-level="10"><text:bookmark text:name="h.ziif7o32mhag"/>Dlaczego warto</text:h>
      <text:p text:style-name="P2">Wiele osób marzy o zwierzątku, ale nie ma czasu na psa czy kota, bądź cierpi na alergię. Tu wybór często pada właśnie na rybki akwariowe, które z pozoru nie uczulają i zajmują mało czasu. Na pewno codzienne dbanie o akwarium jest mniej męczące niż wychodzenie na spacery czy sprzątanie kuwet, ale i tak podczas prac porządkowych zdarza mi się przeklinać moje hobby. Tak, podmiany wody, skrobanie szyb i czyszczenie filtrów nie należą do przyjemności, ale bez tego nie ma akwarystyki. Jednak jeśli dobrze zaplanujemy nasz zbiornik, to będziemy to wykonywać naprawdę rzadko, nawet raz na parę miesięcy. Odnośnie alergii – same organizmy wodne nie uczulają, ale pokarm dla nich już tak.</text:p>
      <text:p text:style-name="P2">Ale przecież miało być o zaletach, a nie wadach… Akwarium to idealne rozwiązanie dla osób zapracowanych. Pozostawienie go samemu sobie na parę tygodni też jest wykonalne, więc nie oznacza angażowania rodziny, sąsiadów i znajomych, jakbyśmy chcieli pojechać na wakacje. Oświetlenie i karmienie można ustawić automatycznie przy pomocy specjalnych urządzeń, więc jeśli jesteśmy bardzo leniwi, to jest to dla nas wspaniałe rozwiązanie.</text:p>
      <text:p text:style-name="P2">Akwaria są też po prostu ładnie. Lubię sobie czasami usiąść i popatrzeć, co tam słychać u moich podopiecznych. Taki relaksujący widok pomaga się odprężyć i odstresować. Szczególnie że to żyje. Akwarium jutro nie jest tym samym baniakiem co akwarium dzisiaj. Tworzymy własny mały ekosystem, który żyje swoim życiem. Nigdy nie jesteśmy w stanie w pełni przewidzieć, jak to się potoczy. Nie mówiąc już o wielu możliwościach aranżacji. Pewnie jak słyszycie „akwarium”, to macie na myśli akwarium towarzyskie, czyli takie, w którym mamy totalny miszmasz, żwirek i trzy rośliny na krzyż. Tymczasem może być zupełnie inaczej, ale o tym opowiem później.</text:p>
      <text:p text:style-name="P2">Zwierzęta wodne nie są nudne! Czy wiedziałeś, że paletki karmią swe młode śluzem ze skóry rodziców? Że mułojady w całości zakopują się w podłożu? Że akarki wiśniowe w zależności od okresu przyjmują całkowicie inne barwy? A może chciałbyś zobaczyć, jak niektóre pielęgnice inkubują ikrę w pysku, w którym później chronią się ich młode. Przyczajone drapieżniki? Może żmijogłowa? Ryba z czterema oczami? Czworook da radę. Myślałeś, że ryby głosu nie mają? Poznaj bocję wspaniałą, która nie tylko wydaje słyszalne dla ludzkiego ucha dźwięki, ale i przepowiada pogodę. Uważasz, że płaszczki są epickie? W słodkich wodach Amazonki żyją przedstawiciele rodzaju Potamotrygon, którzy są wcale <text:soft-page-break/>nierzadko hodowani w akwariach. Tymczasem strzelczyk indyjski poluje, zestrzeliwując owady siedzące na przybrzeżnej roślinności przy pomocy strumienia wody. </text:p>
      <text:p text:style-name="P2">Jeśli wciąż nie jesteś przekonany do ryb, to co powiesz na krewetki? W akwariach słodkowodnych hoduje się trzy grupy tych zwierząt: krewetki karłowate, drapieżne krewetki wielkoramienne i krewetki filtrujące. Pierwsze z nich to łagodne, kolorowe skorupiaki, które świetnie nadadzą się do akwarium towarzyskiego z małymi rybami bądź do osobnego krewetkarium. Pomagają zachować estetykę zbiornika – nie ma lepszego glonojada od krewetki japońskiej, a do tego są po prostu ładnym i ciekawym obiektem obserwacji. Krewetki wielkoramienne to drapieżniki, których nie należy łączyć z mniejszymi rybami. Natomiast krewetki filtrujące są największe z przedstawionych tu grup. Wyglądają jak małe potwory, ale nie należy dać się zwieść pierwszemu wrażeniu, gdyż te istoty żywią się planktonem i są zupełnie niegroźne dla obsady zbiornika.</text:p>
      <text:p text:style-name="P2">A może raczka? Co prawda poza nielicznymi gatunkami nie należy ich łączyć z rybami, ale są to bez wątpienia dość ciekawe i nietypowe zwierzęta domowe. Jeśli zależy nam jednak na łuskowatych przyjaciołach, to proponuję raki z rodzaju Cambarellus. Nie należy ich za to trzymać razem z krewetkami, gdyż raczki mogą próbować z nimi kopulować, co dla samych krewetek nie kończy się zbyt dobrze.</text:p>
      <text:p text:style-name="P2">Niektóre żaby i traszki również nadają się na zwierzęta akwariowe. Tu jednak radzę się dokładnie rozeznać, jaki gatunek kupujemy, bo pomiędzy karlikiem szponiastym a żabą szponiastą jest ogromna różnica jakichś kilkunastu centymetrów, a młode płazy łatwo pomylić. Traszkom zaś wypadałoby zapewnić możliwość wyjścia na ląd, choćby w postaci roślin pływających, wystających korzeni czy skał.</text:p>
      <text:h text:style-name="P5" text:outline-level="10"><text:bookmark text:name="h.b7srcv3jcwlt"/>Od czego zacząć</text:h>
      <text:p text:style-name="P2">Jeśli chcemy się w to bawić, to potrzebujemy odpowiedniego zbiornika. Dla osoby początkującej właściwy będzie zbiornik powyżej 50 litrów. Standardowe 112l nada się idealnie. Często ludzie myślą, że małe akwarium jest prostsze w utrzymaniu i jest to błąd. W mniejszej objętości wody równowaga jest mniej stabilna i prościej o zaburzenia różnych parametrów, co może być dla zwierząt wodnych tragiczne w skutkach. Do tego ciężko dobrać jakąś sensowną obsadę do takiego pojemnika.</text:p>
      <text:p text:style-name="P2">Akwarium musi stać na płaskiej, wytrzymałej i stabilnej powierzchni. Pomiędzy nim a szafkę/stolik/cokolwiek należy podłożyć specjalną podkładkę lub karimatę. Ochroni to nie tylko szkło, ale i samo podłoże przed zniszczeniem. Pod podkładkę radziłabym też dać jakąś ceratę czy inną wodoodporną powierzchnię. I tak czasami się trochę zachlapie, choćby przy pracach porządkowych.</text:p>
      <text:p text:style-name="P2">Jeśli chodzi o sprzęt, to potrzebne będą: oświetlenie, filtr, termometr i grzałka wraz z termostatem. Oświetlenie najczęściej mamy w pokrywie zbiornika, istnieją też akwaria otwarte, z lampami opartymi na specjalnych ramach czy zwieszających się z góry. Można też stworzyć zbiornik opierający się na świetle słonecznym, sama posiadam takie krewetkarium, jednak odradzałabym to na samym początku. Standardowy zestaw: akwarium, oświetlenie z pokrywą, grzałka z termostatem, termometr i filtr będą wystarczające. Grzałkę można sobie odpuścić w przypadku ryb zimnowodnych takich jak karasie złociste (popularne welonki) czy kardynałki. Woda z akwarium powinna siedem razy <text:soft-page-break/>podczas godziny przejść przez filtr, jednak jeśli zrobi to więcej razy, to też dobrze, mniej… Prz większych objętościach nie ma to szczególnego znaczenia, jednak niech to będzie 5-6 razy, a nie raz czy dwa. Zbyt mocny filtr, który robi „pralkę” to zły pomysł. O oprzyrządowaniu dodatkowym pisać nie będę, zwrócę jednak uwagę na to, że filtr filtrowi nierówny. Zwykły gąbkowy nie poradzi sobie sam w dużym akwarium. 50-60l, nie więcej. Dobre są biologiczne, które mają kilka różnych rodzajów wkładów. Do większych zbiorników stosuje się filtry zewnętrzne. Filtry stanowią miejsce bytowania bakterii, które koniec końców przekształcają szkodliwe związki przemiany materii na nieszkodliwy azot cząsteczkowy. Dlatego nie należy myć ich pod bieżącą wodą. I pamiętajcie – dobry filtr nie jest głośny. Mam w sypialni dwa akwaria i nie słyszę z żadnego jakichkolwiek dźwięków.</text:p>
      <text:p text:style-name="P2">Kolejną kwestią jest dobór podłoża. I już na tym etapie powinniśmy się zdecydować, co zamieszka w naszym akwarium. Jego granulacja będzie zależna od wielkości zbiornika i zamieszkujących go ryb. Jeśli będziemy mieć ryby przydenne bądź kopiące, to żwir nie może mieć ostrych krawędzi. Gruby będzie źle wyglądał w małym akwarium, ale świetnie sprawdzi się przy większym litrażu. Piach jest najlepszym podłożem dla ryb przydennych i kopiących, jednak słabo nadaje się dla roślin. Większość zwierząt woli ciemne podłoże, które pozwala też wydobyć z nich głębię barw. Żwirki barwione sztucznie odradzam i osobiście uważam za szczyt kiczu, dodatkowo nie mają one zalet, poza ewentualnymi walorami wzrokowymi. Istotne jest, by podłoże nie zmieniało pH, co jest właściwością niektórych piachów i żwirków marmurowych. Mają one swoje zastosowanie przy hodowli ryb z jezior Malawi, Tanganika i Wiktorii oraz w akwarystyce morskiej. Godne polecenia są wulkaniczne podłoża dedykowane specjalnie dla roślin czy krewetek. Są ładne, wspomagają wzrost roślin, obniżają pH, co jest korzystne dla zwierząt z Azji i Ameryki Południowej, mają łagodne krawędzie.</text:p>
      <text:p text:style-name="P2">Gdy już dobraliśmy żwir, to wypadałoby pomyśleć o wystroju. Sprawdzą się skały, korzenie i łupiny kokosa. Sztuczne ozdoby też mogą być przydatne, a ich użycie to kwestia gustu. Ważne, by nie mieszać ze sobą różnych gatunków drewna, bo wygląda to słabo. Co do skał, to przed użyciem należy sprawdzić, czy nie zmieniają pH wody – wystarczy pokropić je kwasem, jeśli się pienią, to oznacza, że są zasadowe. Tego typu ozdoby spełniają nie tylko funkcję dekoracyjną, zapewniają kryjówki dla ryb i miejsce wzrostu dla podwodnych epifitów.</text:p>
      <text:p text:style-name="P2">Rośliny należy dobrać do litrażu, parametrów wody i przede wszystkim do oświetlenia. Standardowe 112l posiada dwie świetlówki 18W, a takie światło jest słabe, bardzo słabe. Sensowne oświetlenie to 0,5W/l, a i ono jest niewystarczające dla wybitnie światłolubnych gatunków. Jednak znajdzie się sporo gatunków czy wręcz całych rodzajów, które świetnie sobie poradzą w takich ciężkich warunkach. Godne polecenia są Vallisneria spp., Anubias spp., Cryptocoryne spp., Microsorium spp., Bolbitis spp. oraz różne wodne mchy i wątrobowce. Wszystkie poza przedstawicielami rodzajów Vallisneria i Cryptocoryne są epifitami, czyli porastają drewno. Wszystkie te gatunki powinny pozwolić wam uniknąć rozczarowań związanych z niepowodzeniami w uprawie roślin.</text:p>
      <text:p text:style-name="P2">Po zalaniu wodą akwarium musi przy włączonym i działającym sprzęcie dojrzewać przez minimum dwa tygodnie zanim wpuścimy do niego pierwsze ryby. Jeśli nie chcemy inwazji glonów, to na początku oświetlenie dobrze ustawić na sześć godzin dziennie, a każdego następnego dnia wydłużać je o pół godziny, aż dojdziemy do dwunastu godzin. Po tym czasie możemy wpuścić kilka ryb. Nie wierzcie w to, co powiedzą wam sprzedawcy, bo to, jakie bzdury się słyszy w sklepach zoologicznych, przechodzi zebrze pojęcie. Jasne, <text:soft-page-break/>niektórzy się znali, ale słyszałam już tyle „kwiatków”, że zwłaszcza początkującemu odradzam polegać na radach sprzedających. Kupcie sobie książki, poczytajcie o różnych gatunkach, zróbcie sobie listę obsady docelowej i się jej trzymajcie. A jeśli zainteresuje was jakaś mała rybka w sklepie, to poznajcie jej nazwę, wrzućcie w Internet i dowiedzcie się, jakie ma wymagania.</text:p>
      <text:p text:style-name="P2">Popularnym błędem jest przerybienie akwarium. Zasady przelicznika na centymetry można wyrzucić do śmietnika. Ogółem jako źródła wiedzy polecam fora specjalizujące się w danych rodzajach ryb i prasę specjalistyczną. Książki niestety są zazwyczaj zbyt ogólne i nie zawierają odpowiedzi na wiele pytań. Często też niepotrzebnie straszą, że jakiś gatunek to zło dla zaawansowanych, a w rzeczywistości wcale tak nie jest. Z doświadczenia wiem, że często jest wręcz dokładnie na odwrót. Dlaczego? Przez to jak ryby dostępne w sklepach są hodowane. Popularne, niby proste gatunki to masówka z azjatyckich ferm. Woda, karmy, tony leków… Takie ryby są potem niedostosowane do nowych warunków i szybko padają. Z „rybami dla profesjonalistów” sytuacja wygląda inaczej. Mają konkretne wymagania, więc wystarczy je spełnić i będzie działać.</text:p>
      <text:p text:style-name="P2">Pamiętajcie o zakupie testów na azotany, azotyny, pH i GH. Ustalenie tych parametrów jest bardzo ważne. Testy kropelkowe są zazwyczaj dokładniejsze od paskowych. Wiedza o warunkach panujących w akwarium jest podstawą, ponieważ znając wartości wyjściowe, możemy coś z tym zrobić. Azotany i azotyny (odpowiednio NO3<text:span text:style-name="T1">-</text:span> i NO2<text:span text:style-name="T1">-</text:span>) mówią zaś o czystości wody, ponieważ są to przetworzone produkty przemiany materii ryb, które wydalają amoniak. Azotany są mniej szkodliwe od azotynów, które są z kolei mniej szkodliwe od amoniaku. Koniec końców z azotanów powstaje azot cząsteczkowy. NO3<text:span text:style-name="T1">-</text:span> i NO2<text:span text:style-name="T1">-</text:span> warto badać regularnie, ponieważ parametry te informują nas nie tylko o aktualnym stanie zanieczyszczenia zbiornika, ale i o tym, czy regularna pielęgnacja jest wystarczająca.</text:p>
      <text:h text:style-name="P5" text:outline-level="10"><text:bookmark text:name="h.n7853cahggjn"/>Co by tu spłodzić</text:h>
      <text:p text:style-name="P2">Dzisiejsza akwarystyka nie przypomina tego, co miało miejsce kilkadziesiąt lat temu. Tworzenie akwariów dosłownie urosło do rangi sztuki i istnieją nawet specjalne konkursy, które mają odpowiednie kategorie. Nie będę się tu rozpływać o poszczególnych nurtach akwarystyki, ponieważ jest to temat rzeka zdecydowanie nieprzeznaczony dla początkujących. Akwarystyka roślinna nie jest bowiem rzeczą prostą. Jednak nie wszystkie aranżacje wymagają użycia żywych roślin.</text:p>
      <text:p text:style-name="P2">Jak już wcześniej wspominałam, najpopularniejsze są akwaria towarzyskie, które łączą ryby i rośliny z różnych biotopów. Oczywiście ich wymagania muszą być zbliżone. Nie łączy się też dużych gatunków z małymi ani ryb o żywiołowym temperamencie z takimi o długich płetwach. Staramy się też zapełnić wszystkie strefy – jeden gatunek przy dnie, jeden pośrodku i jeden przy powierzchni. Większa mnogość gatunków często kusi i jest w porządku, jeśli zrobimy to z głową. Mogę wam powiedzieć jedno: jeśli zaczynacie, to nie ogarniecie tego, pokusa będzie zbyt duża. Zaletą takiego akwarium jest łatwość doboru obsady i roślin oraz wielobarwność.</text:p>
      <text:p text:style-name="P2">Akwaria biotopowe często określa się jako coś dla zaawansowanych akwarystów. Nie zgadzam się z tą tezą. Zdobycie wiedzy o tym, jak wygląda dany biotop nie należy do szczególnie skomplikowanych czynności. Dostosowanie zbiornika też. Dlaczego warto? Moim zdaniem nie ma bardziej klimatycznych akwariów. Każdy biotop ma swoją specyfikę, <text:soft-page-break/>nie do pomylenia z niczym innym. Kiedy się patrzy na takie akwarium, dosłownie przenosi się w odpowiedni zakątek świata. W samym dorzeczu Amazonki wyróżnia się trzy podstawowe biotopy: czarne wody Amazonki, białe wody Amazonki i kryształowe wody Amazonki.</text:p>
      <text:p text:style-name="P2">Wśród obecnych trendów trzeba wyróżnić akwaria w stylu naturalnym (japońskim). Ważną rolę pełnią w nim skały i drewno. Kompozycje mają naśladować krajobrazy takie jak lasy oraz góry. Trzeba przyznać, że umiejętnie zrobione, takie akwarium jest naprawdę piękne. Na dzień dzisiejszy to chyba najczęściej spotykany styl. Cóż, trzeba przyznać, że pasuje właściwie do każdego zbiornika oraz wnętrza. Stworzenie czegoś takiego nie jest jednak łatwą sztuką, więc na początek stanowczo odradzam. </text:p>
      <text:p text:style-name="P2">Wyróżnić można też akwaria w stylu holenderskim, które dla większości osób stanowią czarną magię i autorka tego artykułu nie jest tu wyjątkiem. Dość powiedzieć, że jest to roślinny zbiornik dekoracyjny, w którym kompozycję sadzi się według pewnych zasad. O posiadaniu takiego cacka początkujący mogą całkowicie zapomnieć. Efektu nie da się uzyskać bez odpowiedniego sprzętu, przede wszystkim oświetlenia.</text:p>
      <text:p text:style-name="P2">Ciekawą rzeczą są akwaria low tech, czyli zbiorniki, które robi się tanim kosztem, które mają działać same, w oparciu o światło słoneczne. Normalne akwarium stawia się tak, by słońce na nie nie padało, low tech przeciwnie. Moje krewetkarium jest takim właśnie zbiornikiem i muszę przyznać, że to rozwiązanie się sprawdza. Low techy są tanie i łatwe w pielęgnacji, ale nie można sobie w nich pozwolić na liczną obsadę.</text:p>
      <text:h text:style-name="P5" text:outline-level="10"><text:bookmark text:name="h.cmlyv988jp4s"/>Gwoli zakończenia</text:h>
      <text:p text:style-name="P2">Akwarystyka to temat długi i szeroki. Artykuł miał na celu go jedynie przybliżyć i ogólnie opisać. Bez wątpienia jeszcze zahaczę o podwodny świat w przyszłych artykułach do „Equestria Times”, jednak tam już raczej skupię się na poszczególnych grupach zwierząt lub roślin, tak, bym mogła je opisać w stopniu, na jaki zasługują. Jednak przede wszystkim liczę na to, że dzięki pismu o kolorowych osiołkach mniej żywych istot będzie przeżywać katusze przez niewiedzę ich właścicieli.</text:p>
      <text:p text:style-name="P2"/>
      <text:p text:style-name="P2"><text:a xlink:type="simple" xlink:href="http://9de-light6.deviantart.com/art/My-little-aquarium-562401018" text:style-name="Internet_20_link" text:visited-style-name="Visited_20_Internet_20_Link">http</text:a><text:a xlink:type="simple" xlink:href="http://9de-light6.deviantart.com/art/My-little-aquarium-562401018" text:style-name="Internet_20_link" text:visited-style-name="Visited_20_Internet_20_Link">://9</text:a><text:a xlink:type="simple" xlink:href="http://9de-light6.deviantart.com/art/My-little-aquarium-562401018" text:style-name="Internet_20_link" text:visited-style-name="Visited_20_Internet_20_Link">de</text:a><text:a xlink:type="simple" xlink:href="http://9de-light6.deviantart.com/art/My-little-aquarium-562401018" text:style-name="Internet_20_link" text:visited-style-name="Visited_20_Internet_20_Link">-</text:a><text:a xlink:type="simple" xlink:href="http://9de-light6.deviantart.com/art/My-little-aquarium-562401018" text:style-name="Internet_20_link" text:visited-style-name="Visited_20_Internet_20_Link">light</text:a><text:a xlink:type="simple" xlink:href="http://9de-light6.deviantart.com/art/My-little-aquarium-562401018" text:style-name="Internet_20_link" text:visited-style-name="Visited_20_Internet_20_Link">6.</text:a><text:a xlink:type="simple" xlink:href="http://9de-light6.deviantart.com/art/My-little-aquarium-562401018" text:style-name="Internet_20_link" text:visited-style-name="Visited_20_Internet_20_Link">deviantart</text:a><text:a xlink:type="simple" xlink:href="http://9de-light6.deviantart.com/art/My-little-aquarium-562401018" text:style-name="Internet_20_link" text:visited-style-name="Visited_20_Internet_20_Link">.</text:a><text:a xlink:type="simple" xlink:href="http://9de-light6.deviantart.com/art/My-little-aquarium-562401018" text:style-name="Internet_20_link" text:visited-style-name="Visited_20_Internet_20_Link">com</text:a><text:a xlink:type="simple" xlink:href="http://9de-light6.deviantart.com/art/My-little-aquarium-562401018" text:style-name="Internet_20_link" text:visited-style-name="Visited_20_Internet_20_Link">/</text:a><text:a xlink:type="simple" xlink:href="http://9de-light6.deviantart.com/art/My-little-aquarium-562401018" text:style-name="Internet_20_link" text:visited-style-name="Visited_20_Internet_20_Link">art</text:a><text:a xlink:type="simple" xlink:href="http://9de-light6.deviantart.com/art/My-little-aquarium-562401018" text:style-name="Internet_20_link" text:visited-style-name="Visited_20_Internet_20_Link">/</text:a><text:a xlink:type="simple" xlink:href="http://9de-light6.deviantart.com/art/My-little-aquarium-562401018" text:style-name="Internet_20_link" text:visited-style-name="Visited_20_Internet_20_Link">My</text:a><text:a xlink:type="simple" xlink:href="http://9de-light6.deviantart.com/art/My-little-aquarium-562401018" text:style-name="Internet_20_link" text:visited-style-name="Visited_20_Internet_20_Link">-</text:a><text:a xlink:type="simple" xlink:href="http://9de-light6.deviantart.com/art/My-little-aquarium-562401018" text:style-name="Internet_20_link" text:visited-style-name="Visited_20_Internet_20_Link">little</text:a><text:a xlink:type="simple" xlink:href="http://9de-light6.deviantart.com/art/My-little-aquarium-562401018" text:style-name="Internet_20_link" text:visited-style-name="Visited_20_Internet_20_Link">-</text:a><text:a xlink:type="simple" xlink:href="http://9de-light6.deviantart.com/art/My-little-aquarium-562401018" text:style-name="Internet_20_link" text:visited-style-name="Visited_20_Internet_20_Link">aquarium</text:a><text:a xlink:type="simple" xlink:href="http://9de-light6.deviantart.com/art/My-little-aquarium-562401018" text:style-name="Internet_20_link" text:visited-style-name="Visited_20_Internet_20_Link">-562401018</text:a></text:p>
      <text:p text:style-name="P2"><text:a xlink:type="simple" xlink:href="http://amberpone.deviantart.com/art/MLP-Sea-pony-in-aquarium-495754666" text:style-name="Internet_20_link" text:visited-style-name="Visited_20_Internet_20_Link">http</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amberpone</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deviantart</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com</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art</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MLP</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Sea</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pony</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in</text:a><text:a xlink:type="simple" xlink:href="http://amberpone.deviantart.com/art/MLP-Sea-pony-in-aquarium-495754666" text:style-name="Internet_20_link" text:visited-style-name="Visited_20_Internet_20_Link">-</text:a><text:a xlink:type="simple" xlink:href="http://amberpone.deviantart.com/art/MLP-Sea-pony-in-aquarium-495754666" text:style-name="Internet_20_link" text:visited-style-name="Visited_20_Internet_20_Link">aquarium</text:a><text:a xlink:type="simple" xlink:href="http://amberpone.deviantart.com/art/MLP-Sea-pony-in-aquarium-495754666" text:style-name="Internet_20_link" text:visited-style-name="Visited_20_Internet_20_Link">-495754666</text:a></text:p>
      <text:p text:style-name="P2"><text:a xlink:type="simple" xlink:href="http://grievousfan.deviantart.com/art/The-Fishy-6-432177019" text:style-name="Internet_20_link" text:visited-style-name="Visited_20_Internet_20_Link">http</text:a><text:a xlink:type="simple" xlink:href="http://grievousfan.deviantart.com/art/The-Fishy-6-432177019" text:style-name="Internet_20_link" text:visited-style-name="Visited_20_Internet_20_Link">://</text:a><text:a xlink:type="simple" xlink:href="http://grievousfan.deviantart.com/art/The-Fishy-6-432177019" text:style-name="Internet_20_link" text:visited-style-name="Visited_20_Internet_20_Link">grievousfan</text:a><text:a xlink:type="simple" xlink:href="http://grievousfan.deviantart.com/art/The-Fishy-6-432177019" text:style-name="Internet_20_link" text:visited-style-name="Visited_20_Internet_20_Link">.</text:a><text:a xlink:type="simple" xlink:href="http://grievousfan.deviantart.com/art/The-Fishy-6-432177019" text:style-name="Internet_20_link" text:visited-style-name="Visited_20_Internet_20_Link">deviantart</text:a><text:a xlink:type="simple" xlink:href="http://grievousfan.deviantart.com/art/The-Fishy-6-432177019" text:style-name="Internet_20_link" text:visited-style-name="Visited_20_Internet_20_Link">.</text:a><text:a xlink:type="simple" xlink:href="http://grievousfan.deviantart.com/art/The-Fishy-6-432177019" text:style-name="Internet_20_link" text:visited-style-name="Visited_20_Internet_20_Link">com</text:a><text:a xlink:type="simple" xlink:href="http://grievousfan.deviantart.com/art/The-Fishy-6-432177019" text:style-name="Internet_20_link" text:visited-style-name="Visited_20_Internet_20_Link">/</text:a><text:a xlink:type="simple" xlink:href="http://grievousfan.deviantart.com/art/The-Fishy-6-432177019" text:style-name="Internet_20_link" text:visited-style-name="Visited_20_Internet_20_Link">art</text:a><text:a xlink:type="simple" xlink:href="http://grievousfan.deviantart.com/art/The-Fishy-6-432177019" text:style-name="Internet_20_link" text:visited-style-name="Visited_20_Internet_20_Link">/</text:a><text:a xlink:type="simple" xlink:href="http://grievousfan.deviantart.com/art/The-Fishy-6-432177019" text:style-name="Internet_20_link" text:visited-style-name="Visited_20_Internet_20_Link">The</text:a><text:a xlink:type="simple" xlink:href="http://grievousfan.deviantart.com/art/The-Fishy-6-432177019" text:style-name="Internet_20_link" text:visited-style-name="Visited_20_Internet_20_Link">-</text:a><text:a xlink:type="simple" xlink:href="http://grievousfan.deviantart.com/art/The-Fishy-6-432177019" text:style-name="Internet_20_link" text:visited-style-name="Visited_20_Internet_20_Link">Fishy</text:a><text:a xlink:type="simple" xlink:href="http://grievousfan.deviantart.com/art/The-Fishy-6-432177019" text:style-name="Internet_20_link" text:visited-style-name="Visited_20_Internet_20_Link">-6-432177019</text:a></text:p>
      <text:p text:style-name="P2"><text:a xlink:type="simple" xlink:href="http://mlp.wikia.com/wiki/File:Scootaloo_with_a_fish_on_her_head_S3E6.png" text:style-name="Internet_20_link" text:visited-style-name="Visited_20_Internet_20_Link">http</text:a><text:a xlink:type="simple" xlink:href="http://mlp.wikia.com/wiki/File:Scootaloo_with_a_fish_on_her_head_S3E6.png" text:style-name="Internet_20_link" text:visited-style-name="Visited_20_Internet_20_Link">://</text:a><text:a xlink:type="simple" xlink:href="http://mlp.wikia.com/wiki/File:Scootaloo_with_a_fish_on_her_head_S3E6.png" text:style-name="Internet_20_link" text:visited-style-name="Visited_20_Internet_20_Link">mlp</text:a><text:a xlink:type="simple" xlink:href="http://mlp.wikia.com/wiki/File:Scootaloo_with_a_fish_on_her_head_S3E6.png" text:style-name="Internet_20_link" text:visited-style-name="Visited_20_Internet_20_Link">.</text:a><text:a xlink:type="simple" xlink:href="http://mlp.wikia.com/wiki/File:Scootaloo_with_a_fish_on_her_head_S3E6.png" text:style-name="Internet_20_link" text:visited-style-name="Visited_20_Internet_20_Link">wikia</text:a><text:a xlink:type="simple" xlink:href="http://mlp.wikia.com/wiki/File:Scootaloo_with_a_fish_on_her_head_S3E6.png" text:style-name="Internet_20_link" text:visited-style-name="Visited_20_Internet_20_Link">.</text:a><text:a xlink:type="simple" xlink:href="http://mlp.wikia.com/wiki/File:Scootaloo_with_a_fish_on_her_head_S3E6.png" text:style-name="Internet_20_link" text:visited-style-name="Visited_20_Internet_20_Link">com</text:a><text:a xlink:type="simple" xlink:href="http://mlp.wikia.com/wiki/File:Scootaloo_with_a_fish_on_her_head_S3E6.png" text:style-name="Internet_20_link" text:visited-style-name="Visited_20_Internet_20_Link">/</text:a><text:a xlink:type="simple" xlink:href="http://mlp.wikia.com/wiki/File:Scootaloo_with_a_fish_on_her_head_S3E6.png" text:style-name="Internet_20_link" text:visited-style-name="Visited_20_Internet_20_Link">wiki</text:a><text:a xlink:type="simple" xlink:href="http://mlp.wikia.com/wiki/File:Scootaloo_with_a_fish_on_her_head_S3E6.png" text:style-name="Internet_20_link" text:visited-style-name="Visited_20_Internet_20_Link">/</text:a><text:a xlink:type="simple" xlink:href="http://mlp.wikia.com/wiki/File:Scootaloo_with_a_fish_on_her_head_S3E6.png" text:style-name="Internet_20_link" text:visited-style-name="Visited_20_Internet_20_Link">File</text:a><text:a xlink:type="simple" xlink:href="http://mlp.wikia.com/wiki/File:Scootaloo_with_a_fish_on_her_head_S3E6.png" text:style-name="Internet_20_link" text:visited-style-name="Visited_20_Internet_20_Link">:</text:a><text:a xlink:type="simple" xlink:href="http://mlp.wikia.com/wiki/File:Scootaloo_with_a_fish_on_her_head_S3E6.png" text:style-name="Internet_20_link" text:visited-style-name="Visited_20_Internet_20_Link">Scootaloo</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with</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a</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fish</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on</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her</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head</text:a><text:a xlink:type="simple" xlink:href="http://mlp.wikia.com/wiki/File:Scootaloo_with_a_fish_on_her_head_S3E6.png" text:style-name="Internet_20_link" text:visited-style-name="Visited_20_Internet_20_Link">_</text:a><text:a xlink:type="simple" xlink:href="http://mlp.wikia.com/wiki/File:Scootaloo_with_a_fish_on_her_head_S3E6.png" text:style-name="Internet_20_link" text:visited-style-name="Visited_20_Internet_20_Link">S</text:a><text:a xlink:type="simple" xlink:href="http://mlp.wikia.com/wiki/File:Scootaloo_with_a_fish_on_her_head_S3E6.png" text:style-name="Internet_20_link" text:visited-style-name="Visited_20_Internet_20_Link">3</text:a><text:a xlink:type="simple" xlink:href="http://mlp.wikia.com/wiki/File:Scootaloo_with_a_fish_on_her_head_S3E6.png" text:style-name="Internet_20_link" text:visited-style-name="Visited_20_Internet_20_Link">E</text:a><text:a xlink:type="simple" xlink:href="http://mlp.wikia.com/wiki/File:Scootaloo_with_a_fish_on_her_head_S3E6.png" text:style-name="Internet_20_link" text:visited-style-name="Visited_20_Internet_20_Link">6.</text:a><text:a xlink:type="simple" xlink:href="http://mlp.wikia.com/wiki/File:Scootaloo_with_a_fish_on_her_head_S3E6.png" text:style-name="Internet_20_link" text:visited-style-name="Visited_20_Internet_20_Link">png</text:a></text:p>
      <text:p text:style-name="P2"/>
      <text:p text:style-name="P2"/>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2T23:07:16.915000000</dc:date>
    <meta:editing-duration>PT34M5S</meta:editing-duration>
    <meta:document-statistic meta:table-count="0" meta:image-count="0" meta:object-count="0" meta:page-count="5" meta:paragraph-count="35" meta:word-count="2336" meta:character-count="16109" meta:non-whitespace-character-count="13799"/>
  </office:meta>
</office:document-meta>
</file>